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list-style-name="L2"/>
    <style:style style:name="P33" style:family="paragraph" style:parent-style-name="Illustration">
      <style:paragraph-properties fo:text-align="center" style:justify-single-word="false"/>
    </style:style>
    <style:style style:name="P34" style:family="paragraph" style:parent-style-name="Text_20_body" style:list-style-name="L3"/>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7" style:family="paragraph" style:parent-style-name="Text_20_body" style:list-style-name="L4"/>
    <style:style style:name="P38" style:family="paragraph" style:parent-style-name="Text_20_body">
      <style:text-properties fo:color="#0000ff" fo:font-style="normal" style:font-style-asian="normal" style:font-style-complex="normal"/>
    </style:style>
    <style:style style:name="P39"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40"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41" style:family="paragraph" style:parent-style-name="Text_20_body">
      <style:text-properties style:font-name="Courier"/>
    </style:style>
    <style:style style:name="P42" style:family="paragraph" style:parent-style-name="Text_20_body" style:list-style-name="L5"/>
    <style:style style:name="P43" style:family="paragraph" style:parent-style-name="Text_20_body" style:list-style-name="L6"/>
    <style:style style:name="P44" style:family="paragraph" style:parent-style-name="Section_20_Title" style:master-page-name="Standard"/>
    <style:style style:name="P45" style:family="paragraph" style:parent-style-name="Glossary_20_Title" style:master-page-name="Standard">
      <style:paragraph-properties fo:break-before="page"/>
    </style:style>
    <style:style style:name="P46"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9" style:family="text">
      <style:text-properties fo:font-weight="bold" style:font-weight-asian="bold" style:font-weight-complex="bold"/>
    </style:style>
    <style:style style:name="T10" style:family="text">
      <style:text-properties style:font-name="Bitstream Vera Serif2"/>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entury Schoolbook L"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b 58%" style:font-name="Century Schoolbook L"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3">1.1.1 History<text:tab/>9</text:p>
            <text:p text:style-name="P22">1.2 First sample<text:tab/>10</text:p>
            <text:p text:style-name="P22">1.3 Global view<text:tab/>10</text:p>
            <text:p text:style-name="P23">1.3.1 Architecture<text:tab/>10</text:p>
            <text:p text:style-name="P23">1.3.2 State Machines – Minimum demands<text:tab/>11</text:p>
            <text:p text:style-name="P23">1.3.3 Simulation<text:tab/>11</text:p>
            <text:p text:style-name="P23">1.3.4 Variation points<text:tab/>11</text:p>
            <text:p text:style-name="P23">1.3.5 Code generation for CADP tools Suite<text:tab/>12</text:p>
            <text:p text:style-name="P24">1.3.5.1 TGV needs<text:tab/>12</text:p>
            <text:p text:style-name="P22">1.4 Definitions<text:tab/>12</text:p>
            <text:p text:style-name="P21">2 UML2 tools suite<text:tab/>12</text:p>
            <text:p text:style-name="P22">2.1 Uml2 suite architecture<text:tab/>12</text:p>
            <text:p text:style-name="P22">2.2 UML versatility<text:tab/>13</text:p>
            <text:p text:style-name="P21">3 The uml2km tool<text:tab/>13</text:p>
            <text:p text:style-name="P22">3.1 uml2km tool analysis<text:tab/>13</text:p>
            <text:p text:style-name="P22">3.2 UML2 unprocessed features<text:tab/>13</text:p>
            <text:p text:style-name="P21">4 Generated Eiffel code analysis<text:tab/>14</text:p>
            <text:p text:style-name="P21">5 Advanced features<text:tab/>14</text:p>
            <text:p text:style-name="P21">6 Knowledge near Umlaut<text:tab/>14</text:p>
            <text:p text:style-name="P22">6.1 I/O-LTS<text:tab/>14</text:p>
            <text:p text:style-name="P22">6.2 Conformance vs test purposes<text:tab/>14</text:p>
            <text:p text:style-name="P21">Appendices<text:tab/>15</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4"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clone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An implementation could be tested using those tests, giving results of conformance to the model (pass, fail, indeterminate).</text:p>
      <text:p text:style-name="Text_20_body"/>
      <text:p text:style-name="P31">TODO : more presentation.....</text:p>
      <text:h text:style-name="Heading_20_2" text:outline-level="2">First sample</text:h>
      <text:p text:style-name="P31">TODO : see Umlaut-Demo for “3-Way Switch” example .......</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2">a simulation of the model, which could be hold by the modeler to test his specification, in the Kermeta environment.</text:p>
        </text:list-item>
        <text:list-item>
          <text:p text:style-name="P32">A set of Eiffel classes, as an input for the CADP tools suite.</text:p>
        </text:list-item>
      </text:list>
      <text:p text:style-name="Text_20_body"><draw:frame draw:style-name="fr1" draw:name="Cadre2" text:anchor-type="paragraph" svg:y="1.774cm" svg:width="16.203cm" draw:z-index="2"><draw:text-box fo:min-height="11.744cm"><text:p text:style-name="P33"><draw:g text:anchor-type="paragraph" draw:z-index="3" draw:style-name="gr14"><draw:polygon draw:style-name="gr15" draw:text-style-name="P28" svg:width="0.385cm" svg:height="0.705cm" svg:x="3.115cm" svg:y="10.931cm" svg:viewBox="0 0 386 706" draw:points="0,669 0,0 385,351 0,704 0,688"><text:p/></draw:polygon><draw:g draw:style-name="gr16" draw:id="id13"><draw:custom-shape draw:style-name="gr17" draw:text-style-name="P28" svg:width="2.659cm" svg:height="2.89cm" svg:x="0.002cm" svg:y="0.566cm"><text:p/><draw:enhanced-geometry svg:viewBox="0 0 21600 21600" draw:type="rectangle" draw:enhanced-path="M 0 0 L 21600 0 21600 21600 0 21600 0 0 Z N"/></draw:custom-shape><draw:custom-shape draw:style-name="gr18" draw:text-style-name="P28" svg:width="1.751cm" svg:height="0.567cm" svg:x="0.004cm" svg:y="0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178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683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843cm" svg:y="2.752cm"><text:p/><draw:enhanced-geometry svg:viewBox="0 0 21600 21600" draw:type="rectangle" draw:enhanced-path="M 0 0 L 21600 0 21600 21600 0 21600 0 0 Z N"/></draw:custom-shape><draw:connector draw:style-name="gr22" draw:text-style-name="P28" svg:x1="0.877cm" svg:y1="2.133cm" svg:x2="2.101cm" svg:y2="2.188cm" draw:start-shape="id1" draw:start-glue-point="7" draw:end-shape="id2" draw:end-glue-point="4"><text:p/></draw:connector><draw:connector draw:style-name="gr22" draw:text-style-name="P28" svg:x1="0.526cm" svg:y1="2.501cm" svg:x2="0.845cm" svg:y2="2.963cm" draw:start-shape="id1" draw:start-glue-point="6" draw:end-shape="id3" draw:end-glue-point="3"><text:p/></draw:connector><draw:connector draw:style-name="gr22" draw:text-style-name="P28" svg:x1="2.101cm" svg:y1="2.713cm" svg:x2="1.755cm" svg:y2="2.963cm" draw:start-shape="id2" draw:start-glue-point="8" draw:end-shape="id3" draw:end-glue-point="1"><text:p/></draw:connector></draw:g><draw:g draw:style-name="gr16" draw:id="id14"><draw:custom-shape draw:style-name="gr17" draw:text-style-name="P28" svg:width="2.662cm" svg:height="2.894cm" svg:x="3.357cm" svg:y="3.138cm"><text:p/><draw:enhanced-geometry svg:viewBox="0 0 21600 21600" draw:type="rectangle" draw:enhanced-path="M 0 0 L 21600 0 21600 21600 0 21600 0 0 Z N"/></draw:custom-shape><draw:custom-shape draw:style-name="gr18" draw:text-style-name="P28" svg:width="2.103cm" svg:height="0.567cm" svg:x="3.357cm" svg:y="2.57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533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5.036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198cm" svg:y="5.323cm"><text:p/><draw:enhanced-geometry svg:viewBox="0 0 21600 21600" draw:type="rectangle" draw:enhanced-path="M 0 0 L 21600 0 21600 21600 0 21600 0 0 Z N"/></draw:custom-shape><draw:connector draw:style-name="gr22" draw:text-style-name="P28" svg:x1="4.235cm" svg:y1="4.706cm" svg:x2="5.456cm" svg:y2="4.761cm" draw:start-shape="id4" draw:start-glue-point="7" draw:end-shape="id5" draw:end-glue-point="4"><text:p/></draw:connector><draw:connector draw:style-name="gr22" draw:text-style-name="P28" svg:x1="3.883cm" svg:y1="5.076cm" svg:x2="4.201cm" svg:y2="5.536cm" draw:start-shape="id4" draw:start-glue-point="6" draw:end-shape="id6" draw:end-glue-point="3"><text:p/></draw:connector><draw:connector draw:style-name="gr22" draw:text-style-name="P28" svg:x1="5.456cm" svg:y1="5.286cm" svg:x2="5.11cm" svg:y2="5.536cm" draw:start-shape="id5" draw:start-glue-point="8" draw:end-shape="id6" draw:end-glue-point="1"><text:p/></draw:connector></draw:g><draw:g draw:style-name="gr16" draw:id="id15"><draw:custom-shape draw:style-name="gr17" draw:text-style-name="P28" svg:width="2.661cm" svg:height="2.892cm" svg:x="6.645cm" svg:y="5.396cm"><text:p/><draw:enhanced-geometry svg:viewBox="0 0 21600 21600" draw:type="rectangle" draw:enhanced-path="M 0 0 L 21600 0 21600 21600 0 21600 0 0 Z N"/></draw:custom-shape><draw:custom-shape draw:style-name="gr18" draw:text-style-name="P28" svg:width="2.133cm" svg:height="0.565cm" svg:x="6.647cm" svg:y="4.83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821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324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488cm" svg:y="7.581cm"><text:p/><draw:enhanced-geometry svg:viewBox="0 0 21600 21600" draw:type="rectangle" draw:enhanced-path="M 0 0 L 21600 0 21600 21600 0 21600 0 0 Z N"/></draw:custom-shape><draw:connector draw:style-name="gr22" draw:text-style-name="P28" svg:x1="7.521cm" svg:y1="6.964cm" svg:x2="8.743cm" svg:y2="7.017cm" draw:start-shape="id7" draw:start-glue-point="7" draw:end-shape="id8" draw:end-glue-point="4"><text:p/></draw:connector><draw:connector draw:style-name="gr22" draw:text-style-name="P28" svg:x1="7.17cm" svg:y1="7.334cm" svg:x2="7.489cm" svg:y2="7.793cm" draw:start-shape="id7" draw:start-glue-point="6" draw:end-shape="id9" draw:end-glue-point="3"><text:p/></draw:connector><draw:connector draw:style-name="gr22" draw:text-style-name="P28" svg:x1="8.744cm" svg:y1="7.544cm" svg:x2="8.398cm" svg:y2="7.793cm" draw:start-shape="id8" draw:start-glue-point="8" draw:end-shape="id9" draw:end-glue-point="1"><text:p/></draw:connector></draw:g><draw:g draw:style-name="gr16" draw:id="id16"><draw:custom-shape draw:style-name="gr17" draw:text-style-name="P28" svg:width="2.661cm" svg:height="2.89cm" svg:x="10.107cm" svg:y="7.724cm"><text:p/><draw:enhanced-geometry svg:viewBox="0 0 21600 21600" draw:type="rectangle" draw:enhanced-path="M 0 0 L 21600 0 21600 21600 0 21600 0 0 Z N"/></draw:custom-shape><draw:custom-shape draw:style-name="gr18" draw:text-style-name="P28" svg:width="2.133cm" svg:height="0.567cm" svg:x="10.107cm" svg:y="7.15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282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787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949cm" svg:y="9.908cm"><text:p/><draw:enhanced-geometry svg:viewBox="0 0 21600 21600" draw:type="rectangle" draw:enhanced-path="M 0 0 L 21600 0 21600 21600 0 21600 0 0 Z N"/></draw:custom-shape><draw:connector draw:style-name="gr22" draw:text-style-name="P28" svg:x1="10.98cm" svg:y1="9.289cm" svg:x2="12.206cm" svg:y2="9.345cm" draw:start-shape="id10" draw:start-glue-point="7" draw:end-shape="id11" draw:end-glue-point="4"><text:p/></draw:connector><draw:connector draw:style-name="gr22" draw:text-style-name="P28" svg:x1="10.629cm" svg:y1="9.659cm" svg:x2="10.95cm" svg:y2="10.121cm" draw:start-shape="id10" draw:start-glue-point="6" draw:end-shape="id12" draw:end-glue-point="3"><text:p/></draw:connector><draw:connector draw:style-name="gr22" draw:text-style-name="P28" svg:x1="12.206cm" svg:y1="9.874cm" svg:x2="11.859cm" svg:y2="10.121cm" draw:start-shape="id11" draw:start-glue-point="8" draw:end-shape="id12" draw:end-glue-point="1"><text:p/></draw:connector></draw:g><draw:connector draw:style-name="gr23" draw:text-style-name="P28" svg:x1="2.66cm" svg:y1="1.727cm" svg:x2="4.688cm" svg:y2="2.575cm" draw:start-shape="id13" draw:start-glue-point="1" draw:end-shape="id14" draw:end-glue-point="0"><text:p/></draw:connector><draw:custom-shape draw:style-name="gr18" draw:text-style-name="P28" svg:width="1.611cm" svg:height="0.777cm" svg:x="3.009cm" svg:y="1.33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6.019cm" svg:y1="4.302cm" svg:x2="7.977cm" svg:y2="4.833cm" draw:start-shape="id14" draw:end-shape="id15" draw:end-glue-point="0"><text:p/></draw:connector><draw:custom-shape draw:style-name="gr18" draw:text-style-name="P28" svg:width="1.608cm" svg:height="0.777cm" svg:x="6.193cm" svg:y="3.91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305cm" svg:y1="6.558cm" svg:x2="11.439cm" svg:y2="7.159cm" draw:start-shape="id15" draw:end-shape="id16" draw:end-glue-point="0"><text:p/></draw:connector><draw:custom-shape draw:style-name="gr18" draw:text-style-name="P28" svg:width="1.611cm" svg:height="0.773cm" svg:x="9.548cm" svg:y="6.17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744cm" svg:y="7.51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767cm" svg:y1="8.886cm" svg:x2="13.746cm" svg:y2="8.867cm" draw:start-shape="id16" draw:start-glue-point="1" draw:end-shape="id17" draw:end-glue-point="3"><text:p/></draw:connector><draw:rect draw:style-name="gr24" draw:text-style-name="P28" draw:id="id18" svg:width="2.274cm" svg:height="0.81cm" svg:x="13.82cm" svg:y="10.931cm"><text:p text:style-name="P27"><text:span text:style-name="T4">Simulator</text:span></text:p></draw:rect><draw:connector draw:style-name="gr25" draw:text-style-name="P28" draw:type="line" svg:x1="14.956cm" svg:y1="10.932cm" svg:x2="14.974cm" svg:y2="10.225cm" draw:start-shape="id18" draw:start-glue-point="0" draw:end-shape="id17" draw:end-glue-point="2"><text:p/></draw:connector><draw:rect draw:style-name="gr24" draw:text-style-name="P28" draw:id="id19" svg:width="2.274cm" svg:height="0.814cm" svg:x="6.828cm" svg:y="10.825cm"><text:p text:style-name="P27"><text:span text:style-name="T4">Simulator</text:span></text:p></draw:rect><draw:connector draw:style-name="gr25" draw:text-style-name="P28" draw:type="line" svg:x1="7.964cm" svg:y1="10.827cm" svg:x2="7.976cm" svg:y2="8.287cm" draw:start-shape="id19" draw:start-glue-point="0" draw:end-shape="id15" draw:end-glue-point="2"><text:p/></draw:connector><draw:connector draw:style-name="gr25" draw:text-style-name="P28" draw:type="line" svg:x1="4.678cm" svg:y1="10.827cm" svg:x2="4.689cm" svg:y2="6.031cm" draw:start-shape="id20" draw:start-glue-point="0" draw:end-shape="id14" draw:end-glue-point="2"><text:p/></draw:connector><draw:rect draw:style-name="gr24" draw:text-style-name="P28" draw:id="id21" svg:width="2.274cm" svg:height="0.81cm" svg:x="0.184cm" svg:y="10.79cm"><text:p text:style-name="P27"><text:span text:style-name="T4">Simulator</text:span></text:p></draw:rect><draw:connector draw:style-name="gr25" draw:text-style-name="P28" draw:type="line" svg:x1="1.32cm" svg:y1="10.791cm" svg:x2="1.332cm" svg:y2="3.455cm" draw:start-shape="id21" draw:start-glue-point="0" draw:end-shape="id13" draw:end-glue-point="2"><text:p/></draw:connector><draw:line draw:style-name="gr22" draw:text-style-name="P28" svg:x1="2.38cm" svg:y1="11.248cm" svg:x2="3.079cm" svg:y2="11.248cm"><text:p/></draw:line><draw:connector draw:style-name="gr26" draw:text-style-name="P28" draw:type="line" svg:x1="5.814cm" svg:y1="11.229cm" svg:x2="6.83cm" svg:y2="11.233cm" draw:start-shape="id20" draw:start-glue-point="1" draw:end-shape="id19" draw:end-glue-point="3"><text:p/></draw:connector><draw:rect draw:style-name="gr24" draw:text-style-name="P28" draw:id="id20" svg:width="2.273cm" svg:height="0.81cm" svg:x="3.542cm" svg:y="10.82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p text:style-name="Text_20_body"/>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34">Class diagram :</text:p>
          <text:list>
            <text:list-item>
              <text:p text:style-name="P34"/>
            </text:list-item>
          </text:list>
        </text:list-item>
        <text:list-item>
          <text:p text:style-name="P34">State chart :</text:p>
          <text:list>
            <text:list-item>
              <text:p text:style-name="P34"/>
            </text:list-item>
          </text:list>
        </text:list-item>
        <text:list-item>
          <text:p text:style-name="P34">Instance diagrams :</text:p>
          <text:list>
            <text:list-item>
              <text:p text:style-name="P34"/>
            </text:list-item>
          </text:list>
        </text:list-item>
        <text:list-item>
          <text:p text:style-name="P34">Use cases :</text:p>
          <text:list>
            <text:list-item>
              <text:p text:style-name="P34"/>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p text:style-name="Text_20_body"><draw:frame draw:style-name="fr2" draw:name="Cadre1" text:anchor-type="paragraph" svg:x="5.154cm" svg:y="0cm" svg:width="7.311cm" draw:z-index="0"><draw:text-box fo:min-height="10.253cm"><text:p text:style-name="P33"><draw:g text:anchor-type="paragraph" draw:z-index="1" draw:style-name="gr14"><draw:custom-shape draw:style-name="gr18" draw:text-style-name="P35" svg:width="1.572cm" svg:height="1.756cm" svg:x="2.843cm" svg:y="0.025cm"><text:p text:style-name="P27"><text:span text:style-name="T6">static</text:span></text:p><text:p text:style-name="P27"><text:span text:style-name="T6">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5.149cm" svg:y="0cm"><text:p text:style-name="P27"><text:span text:style-name="T6">state</text:span></text:p><text:p text:style-name="P27"><text:span text:style-name="T6">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5" svg:width="1.572cm" svg:height="1.756cm" svg:x="0.589cm" svg:y="3.903cm"><text:p text:style-name="P27"><text:span text:style-name="T6">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7" draw:text-style-name="P35" svg:width="3.902cm" svg:height="1.391cm" svg:x="2.713cm" svg:y="2.094cm"><text:p text:style-name="P27"><text:span text:style-name="T6"/></text:p><text:p text:style-name="P27"><text:span text:style-name="T6">reification in</text:span></text:p><text:p text:style-name="P27"><text:span text:style-name="T6">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35" svg:width="2.83cm" svg:height="1.572cm" svg:x="3.261cm" svg:y="3.614cm"><text:p text:style-name="P27"><text:span text:style-name="T6">executable</text:span></text:p><text:p text:style-name="P27"><text:span text:style-name="T6">model (</text:span><text:span text:style-name="T7">.km</text:span><text:span text:style-name="T6">)</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7" draw:text-style-name="P35" svg:width="5.292cm" svg:height="1.049cm" svg:x="0.615cm" svg:y="5.814cm"><text:p text:style-name="P27"><text:span text:style-name="T6">execution in</text:span></text:p><text:p text:style-name="P27"><text:span text:style-name="T6">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29" draw:text-style-name="P36" svg:width="3.929cm" svg:height="2.045cm" svg:x="1.088cm" svg:y="7.385cm"><text:p text:style-name="P27"><text:span text:style-name="T8">behavior of the</text:span></text:p><text:p text:style-name="P27"><text:span text:style-name="T8">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4">
        <text:list-item>
          <text:p text:style-name="P37">Xxxx ... =&gt; choices :</text:p>
          <text:list>
            <text:list-item>
              <text:p text:style-name="P37">choice A : xxxx</text:p>
            </text:list-item>
            <text:list-item>
              <text:p text:style-name="P37">choice B : xxxx</text:p>
            </text:list-item>
          </text:list>
        </text:list-item>
        <text:list-item>
          <text:p text:style-name="P37">Zzzz <text:s/>... <text:s/>=&gt; choices :</text:p>
          <text:list>
            <text:list-item>
              <text:p text:style-name="P37"/>
            </text:list-item>
          </text:list>
        </text:list-item>
        <text:list-item>
          <text:p text:style-name="P37"/>
        </text:list-item>
      </text:list>
      <text:p text:style-name="Text_20_body"/>
      <text:h text:style-name="Heading_20_3" text:outline-level="3">Code generation for CADP tools Suite</text:h>
      <text:p text:style-name="P38">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9"><text:tab/><text:span text:style-name="T9">uml2</text:span></text:p>
      <text:p text:style-name="P39"><text:tab/><text:tab/>uml2kmt</text:p>
      <text:p text:style-name="P39"><text:tab/><text:tab/>uml2km</text:p>
      <text:p text:style-name="P39"><text:tab/><text:tab/><text:span text:style-name="T9">+ statecharts</text:span></text:p>
      <text:p text:style-name="P40"><text:tab/><text:tab/><text:tab/>sc2iolts<text:span text:style-name="T10"> : reify state charts into class diagrams, using the IO/LTS scheme.</text:span></text:p>
      <text:p text:style-name="P39"><text:tab/><text:tab/><text:tab/><text:span text:style-name="T9">+ simulator</text:span></text:p>
      <text:p text:style-name="P40"><text:tab/><text:tab/><text:tab/><text:tab/>simulator<text:span text:style-name="T10"> : permit interactive execution of a reified state machine.</text:span></text:p>
      <text:p text:style-name="P40"><text:tab/><text:tab/><text:tab/><text:span text:style-name="T9">+ CADP</text:span></text:p>
      <text:p text:style-name="P40"><text:tab/><text:tab/><text:tab/><text:tab/>km2eiffel<text:span text:style-name="T10"> : translate in Eiffel the IO/LTS result, for use in CADP.</text:span></text:p>
      <text:p text:style-name="P41"/>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11">st</text:span> generation Umlaut tool).</text:p>
      <text:h text:style-name="Heading_20_2" text:outline-level="2">Xxxx</text:h>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2">uml2km</text:span> tool analysis</text:h>
      <text:p text:style-name="Text_20_body">The uml2km tool realize the translation of an UML2 conform model (<text:span text:style-name="T13">.uml2</text:span>) into the equivalent Kermeta model (<text:span text:style-name="T13">.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9">Known </text:span><text:span text:style-name="T14">uml2km</text:span><text:span text:style-name="T9"> limitations on Static Diagrams</text:span> :</text:p>
      <text:list text:style-name="L5">
        <text:list-item>
          <text:p text:style-name="P42"><text:span text:style-name="T9">Pre-process</text:span><text:span text:style-name="T3"> : Same</text:span> name between properties <text:s/>and or operations is forbidden in 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
      <text:list text:style-name="L5">
        <text:list-item text:start-value="1">
          <text:p text:style-name="P42"/>
        </text:list-item>
      </text:list>
      <text:p text:style-name="P31">TODO ........</text:p>
      <text:h text:style-name="Heading_20_2" text:outline-level="2">UML2 unprocessed features</text:h>
      <text:p text:style-name="Text_20_body"><text:span text:style-name="T9">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9">DataType </text:span>: Only Kermeta primitive types can be processed as DataType classes, so you must declare other static types as UML2 Classes.</text:p>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P31">TODO ........</text:p>
      <text:h text:style-name="Heading_20_1" text:outline-level="1">Advanced features</text:h>
      <text:p text:style-name="Text_20_body">Here is a presentation of some of the additional features that Umlaut provides or will provide.</text:p>
      <text:p text:style-name="P31">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6">
        <text:list-item>
          <text:p text:style-name="P43">Input transitions, noted <text:span text:style-name="T13">A</text:span><text:span text:style-name="T15">I</text:span> : those transitions originate from environment (actors' acts) of the Implementation Under Test. Such events are controllable by the environment. Their labels are prefixed by a “<text:span text:style-name="T9">?</text:span>” in literature. </text:p>
        </text:list-item>
        <text:list-item>
          <text:p text:style-name="P43">Output transitions, noted <text:span text:style-name="T13">A</text:span><text:span text:style-name="T15">O</text:span> : those transitions originate from the Implementation Under Test in destination of environment (actors). Environment can only observe these events. Their labels are prefixed by a “<text:span text:style-name="T9">!</text:span>” in literature.</text:p>
        </text:list-item>
        <text:list-item>
          <text:p text:style-name="P43"><text:span text:style-name="T16">Internal transitions, noted </text:span><text:span text:style-name="T17"></text:span><text:span text:style-name="T16"> : those transitions cannot be observed by environment (blackbox)</text:span>.</text:p>
        </text:list-item>
      </text:list>
      <text:p text:style-name="Text_20_body">As presented by Thierry Jéron in “<text:span text:style-name="T16">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44">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4">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5"/>
        </text:section>
        <text:section text:style-name="Sect1" text:name="bibliographie" text:display="none">
          <text:p text:style-name="P46">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44">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5-17T09:19:08</dc:date>
    <meta:print-date>2006-05-16T17:17:28</meta:print-date>
    <meta:keyword>Kermeta</meta:keyword>
    <meta:keyword>metamodeling</meta:keyword>
    <meta:keyword>language</meta:keyword>
    <dc:language>en-US</dc:language>
    <meta:editing-cycles>194</meta:editing-cycles>
    <meta:editing-duration>P4DT8H12M54S</meta:editing-duration>
    <meta:user-defined meta:name="Authors">Franck Fleurey, Zoé Drey, Didier Vojtisek</meta:user-defined>
    <meta:user-defined meta:name="Corporate 1">INRIA</meta:user-defined>
    <meta:user-defined meta:name="Info 3"/>
    <meta:user-defined meta:name="Info 4"/>
    <meta:document-statistic meta:table-count="8" meta:image-count="0" meta:object-count="0" meta:page-count="15" meta:paragraph-count="305" meta:word-count="1770" meta:character-count="11162"/>
  </office:meta>
</office:document-meta>
</file>